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126pt"/>
    </style:style>
    <style:style style:name="co5" style:family="table-column">
      <style:table-column-properties fo:break-before="auto" style:column-width="78.49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79.4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/>
          <table:table-cell office:value-type="string" calcext:value-type="string">
            <text:p>Bract types</text:p>
          </table:table-cell>
          <table:table-cell office:value-type="string" calcext:value-type="string">
            <text:p>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white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dunculate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ic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unculate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ic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unculate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plicata</text:p>
          </table:table-cell>
          <table:table-cell office:value-type="string" calcext:value-type="string">
            <text:p>Mon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taraxaca</text:p>
          </table:table-cell>
          <table:table-cell office:value-type="string" calcext:value-type="string">
            <text:p>Dioeic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L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7:00:16.3943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01-13T17:08:44.724644000</dc:date>
    <meta:editing-duration>PT1H34M23S</meta:editing-duration>
    <meta:editing-cycles>18</meta:editing-cycles>
    <meta:generator>LibreOffice/5.1.1.3$MacOSX_X86_64 LibreOffice_project/89f508ef3ecebd2cfb8e1def0f0ba9a803b88a6d</meta:generator>
    <meta:document-statistic meta:table-count="1" meta:cell-count="506" meta:object-count="0"/>
  </office:meta>
</office:document-meta>
</file>